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language="pt" fo:country="BR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Courier New" fo:font-size="10pt" fo:language="pt" fo:country="BR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>
      <style:text-properties style:font-name="Courier New" fo:font-size="10pt" style:font-size-asian="10pt" style:font-size-complex="10pt"/>
    </style:style>
    <style:style style:name="T1" style:family="text">
      <style:text-properties fo:language="pt" fo:country="BR" fo:font-weight="normal" style:font-weight-asian="normal" style:font-weight-complex="normal"/>
    </style:style>
    <style:style style:name="T2" style:family="text">
      <style:text-properties fo:language="pt" fo:country="B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ipe Bandeira, 22/06/2012</text:p>
      <text:p text:style-name="P1">Comunicação serial entre os processadores:</text:p>
      <text:p text:style-name="P1"/>
      <text:p text:style-name="P5">Arquitetura da comunicação</text:p>
      <text:p text:style-name="P5"/>
      <text:p text:style-name="P2">|-----| –-- TX --&gt; |-----| --- TX --&gt; |-------|</text:p>
      <text:p text:style-name="P2">| P24 | <text:s text:c="11"/>| P77 | <text:s text:c="11"/>| P1503 |</text:p>
      <text:p text:style-name="P2">|-----| &lt;-- RX --- |-----| &lt;-- RX --- |-------|</text:p>
      <text:p text:style-name="P6"/>
      <text:p text:style-name="P4">O P77(PIC16F77) é responsável pelo LCD, controle dos Reles, leitura das entradas como também faz a ponte P24(PIC24FJ256GB106) e P1503(PIC16F1503). Mas ele não é responsável por qual texto colocar no LCD, tirando a tela inicial, como não é responsável por qual rele acionar. O P77 tem um mestre que é o P24 como o P1503 também tem um mestre que é o P24. Toda essa comunicação é feita via serial, seguindo as seguintes <text:span text:style-name="T3">regras</text:span> e cuidados:</text:p>
      <text:p text:style-name="P4"/>
      <text:list xml:id="list40337726" text:style-name="L1">
        <text:list-item>
          <text:p text:style-name="P7">Qualquer dado que é enviado seja qual for o processador responsável, deve ser retransmitido pelo pelo receptor, garantindo assim qualquer falha grave na comunicação.</text:p>
        </text:list-item>
        <text:list-item>
          <text:p text:style-name="P7">O processador que envia deve respeitar o tempo necessário para que o processador receptor retransmita o byte. Sendo obvio o erro de timeout. Mas esse tempo não foi definido.</text:p>
        </text:list-item>
        <text:list-item>
          <text:p text:style-name="P10"><text:span text:style-name="T1">Qualquer ponte entre os processadores deve ser capaz de transmitir e retransmitir todos os dados, não sendo admitido qualquer alteração que comprometa a comunicação. Ver ponto </text:span><text:span text:style-name="T2">1.</text:span></text:p>
        </text:list-item>
      </text:list>
      <text:p text:style-name="P1"/>
      <text:p text:style-name="P4">Exemplo:</text:p>
      <text:p text:style-name="P2"/>
      <text:p text:style-name="P2">|-----| ---- TX: 0x21 ---&gt; |-----|</text:p>
      <text:p text:style-name="P2">| P24 | <text:s text:c="19"/>| P77 |</text:p>
      <text:p text:style-name="P2">|-----| &lt;--- RX: 0x21 ---- |-----|</text:p>
      <text:p text:style-name="P3"/>
      <text:p text:style-name="P6">No caso acima, o PIC24FJ256GB106 transmiti 0x21 para o PIC16F77. Apos um tempo(ex: 0.01 ms), o P77 transmiti para o P24 o mesmo byte. Caracterizando a perfeita comunicação.</text:p>
      <text:p text:style-name="P6"/>
      <text:p text:style-name="P2">|-----| ---- TX: 0x21 ---&gt; |-----|</text:p>
      <text:p text:style-name="P2">| P24 | <text:s text:c="19"/>| P77 |</text:p>
      <text:p text:style-name="P2">|-----| &lt;--- RX: 0xFF ---- |-----|</text:p>
      <text:p text:style-name="P2"/>
      <text:p text:style-name="P6">Pode ocorrer um erro na comunicação, mas não um erro de timeout. Um erro talvez interno do processador, que em algum momento não entendeu a mensagem ou um comando invalido, esse tipo de erro pode e deve ser tratado pelo software.</text:p>
      <text:p text:style-name="P6"/>
      <text:p text:style-name="P2">|-----| ---- TX: 0x21 ---&gt; |-----|</text:p>
      <text:p text:style-name="P2">| P24 | <text:s text:c="19"/>| P77 |</text:p>
      <text:p text:style-name="P2">|-----| <text:s text:c="19"/>|-----|</text:p>
      <text:p text:style-name="P3"/>
      <text:p text:style-name="P6">E o clássico erro de timeout, problema total na comunicação. PIC16F77 com problema(queimado), problema na linha de comunicação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pt" fo:country="B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20S</meta:editing-duration>
    <meta:editing-cycles>63</meta:editing-cycles>
    <meta:generator>LibreOffice/3.4$Win32 LibreOffice_project/340m1$Build-502</meta:generator>
    <dc:date>2012-06-22T20:19:10.40</dc:date>
    <meta:document-statistic meta:table-count="0" meta:image-count="0" meta:object-count="0" meta:page-count="1" meta:paragraph-count="23" meta:word-count="358" meta:character-count="2037" meta:non-whitespace-character-count="1630"/>
    <meta:user-defined meta:name="Info 1"/>
    <meta:user-defined meta:name="Info 2"/>
    <meta:user-defined meta:name="Info 3"/>
    <meta:user-defined meta:name="Info 4"/>
  </office:meta>
</office:document-meta>
</file>